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list-style-name="L1"/>
    <style:style style:name="P3" style:family="paragraph" style:parent-style-name="Standard" style:list-style-name="L3"/>
    <style:style style:name="P4" style:family="paragraph" style:parent-style-name="Standard" style:list-style-name="L5"/>
    <style:style style:name="P5"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222222" style:font-name="tahoma" fo:font-size="12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yle">How to Grow Up Without Losing Your Magic</text:p>
      <text:p text:style-name="SubtitleStyle">A bedtime guide for curious kids and their progressive parents, told by someone who's made it to 100, more or less intact.</text:p>
      <text:h text:style-name="Heading_20_1" text:outline-level="1">Chapter 1: The Secret of the Extra Hour</text:h>
      <text:p text:style-name="Standard">Hello, young time-traveller. I’m Old Man Grumps, but you can call me Grumps for short. Can you believe that I have been alive for one-hundred years? <text:s/>I once had hair as thick as a bear’s butt in winter, but now I’ve only got about three hairs left, and each one's got its own opinion. </text:p>
      <text:p text:style-name="Standard"/>
      <text:p text:style-name="Standard">I think I lived this long so I could tell you some secrets that nobody knows, unless they are very, very old. <text:s/>Together, we are going to share some stories about things people never realize, until it is too late— things about growing up, staying weird, making peace with your teeth, and learning to love robots (more on that later). You’ll hear from me, my extremely opinionated cat, Upsnuffacus, and a time-traveling robot named &lt;&gt;. Yes, that’s right. The robot is *you* — from the future! </text:p>
      <text:p text:style-name="Standard"/>
      <text:p text:style-name="Standard"/>
      <text:p text:style-name="Standard">Let’s begin with a secret I wish someone had told me when I was your age: <text:s/>If you wake up an hour before the world, you get to own that hour. No chores. No emails. No barking teachers. Just you, your brain, and maybe a snack if no one's watching. </text:p>
      <text:p text:style-name="Standard"/>
      <text:p text:style-name="Standard">When you awake, do this:</text:p>
      <text:list xml:id="list4439259472824954635" text:style-name="L1">
        <text:list-item>
          <text:p text:style-name="P2">Stretch like a hero waking up in a castle.</text:p>
        </text:list-item>
        <text:list-item>
          <text:p text:style-name="P2">Wash your face like you're preparing for a duel with destiny. </text:p>
        </text:list-item>
        <text:list-item>
          <text:p text:style-name="P2">Eat something that doesn’t turn your brain cells to poop — real food, not colorful sugar-poison. </text:p>
        </text:list-item>
        <text:list-item>
          <text:p text:style-name="P2">Find something to do that the future-you will say THANK YOU for. </text:p>
        </text:list-item>
      </text:list>
      <text:p text:style-name="Standard"/>
      <text:p text:style-name="Standard"/>
      <text:p text:style-name="Standard">You can steal back an hour every single day, just by getting up early. <text:s/>Each time you do this you're secretly training to become a wizard. Not the kind with pointy-hats. The kind that can build stuff, learn fast and stay kind when other people are still acting like sleepy potatoe-heads. </text:p>
      <text:h text:style-name="Heading_20_2" text:outline-level="2">Life Questions:</text:h>
      <text:list xml:id="list8552258663692596642" text:style-name="L3">
        <text:list-item>
          <text:p text:style-name="P3">What would you do with an hour that no one else gets?</text:p>
        </text:list-item>
        <text:list-item>
          <text:p text:style-name="P3">What makes mornings hard, and how could they be more fun? </text:p>
        </text:list-item>
      </text:list>
      <text:p text:style-name="Standard"/>
      <text:p text:style-name="Standard">The next chapters continue our story with lessons about teeth, love, AI, growing up, reality, and other beautifully messy things.</text:p>
      <text:h text:style-name="Heading_20_1" text:outline-level="1">Chapter 2: Teeth, Guts, and the Machines That Notice</text:h>
      <text:p text:style-name="Standard">When you get old, your teeth start to fall out. <text:s/>Can you imagine having only gums? <text:s/>No teeth? <text:s/>It makes you look like you ate a lemon, with vinegar, and salt, and worms. <text:s/>Does that sound yummy? <text:s/>So, brush your teeth, kid. Not because adults tell you to, but because your mouth is the front door to your entire body. When you leave it dirty, bad guests sneak in, like infections, rot, dragon-breath, and even trouble for your heart and brain later in life. </text:p>
      <text:p text:style-name="Standard"/>
      <text:p text:style-name="Standard">I once knew a kid who lost half his confidence because of a stinky mouth. He became a hermit named <text:soft-page-break/>Stenchbeard. True story. Sort of. <text:s/>Nobody wanted to go near him, but nobody wanted to be rude and tell him about his stench, either. <text:s/>So, he missed out on so much fun, and he got sick from all the bacteria he grew in his mouth, and eventually he became an ogre. <text:s/>Yep, there is not much else you can do if your name is Stenchbeard and you smell like a cat's bottom. <text:s/>Oh, sorry Upsnuffacus!</text:p>
      <text:p text:style-name="Standard"/>
      <text:p text:style-name="Standard">So, use a toothbrush. <text:s/>Some toothbrushes are even electric, they do half the work for you, and they have a timer, because when your brain gets bored it lies to you about how long you have been brushing. Also, floss, but do this gently. And visit a hygienist every 6-months. If your gums ever bleed, that’s your mouth crying, so listen to it. <text:s/>Respect your mouth and your mouth will not turn you into a Stenchbeard. </text:p>
      <text:p text:style-name="Standard"/>
      <text:p text:style-name="Standard">And what about your guts? <text:s/>What do you think a farty old man would say about guts? <text:s/>Well, your guts are your second brain. <text:s/>You should always feed it with healthy colors that come from veggies and fruit, because these colors contain fiber. <text:s/>Fibre is what holds your poop together. <text:s/>Pooping like a fire hydrant is not good for your guts. <text:s/>And drink water. <text:s/>Water is the most important drink there is. <text:s/>Do not allow yourself to be tricked by the “beige parade” of fries, pizza crusts, and cookies. <text:s/></text:p>
      <text:p text:style-name="Standard"/>
      <text:p text:style-name="Standard">When your body is clean, calm, and fuelled properly, your mind can also work better. <text:s/>The secret to becoming 100-years old, is clean teeth, good food, and of course, lots of exercise. <text:s/>We will discuss exercise in the next chapter. <text:s/></text:p>
      <text:h text:style-name="Heading_20_2" text:outline-level="2">Life Questions:</text:h>
      <text:list xml:id="list36810946"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3: How to Love Without Getting Glued</text:h>
      <text:p text:style-name="Standard">Love is like a fire. Beautiful, warm — but don’t stick your face in it. You can love many people at once. Friends, family, your frog collection. That’s natural. But when love becomes a *promise*, be careful what kind of promise it is. Romantic love makes people act very silly. They write songs. They stop eating vegetables. Some even tattoo other people’s names onto their arms or backsides. </text:p>
      <text:p text:style-name="Standard"/>
      <text:p text:style-name="Standard">Grumps’s Rule: Never make a forever-promise until you’ve cleaned someone’s toilet *and* fought over something boring like batteries. Want love that lasts? Make sure it includes respect, laughter, and freedom. </text:p>
      <text:p text:style-name="Standard"/>
      <text:p text:style-name="P1"><text:span text:style-name="T1">The probability that you can stay married for your entire life gets smaller every year. <text:s/>People live longer these days, and marriages don't always last as long as people do. <text:s/>Most marriages end in divorce, and divorcing people can become very angry with each other. <text:s/>This can make them say and do nasty things that do not make much sense to kids.</text:span></text:p>
      <text:p text:style-name="P1"><text:span text:style-name="T1"/></text:p>
      <text:p text:style-name="P1"><text:span text:style-name="T1">Most marriages stop being romantic at some point, sometimes only a few years after the wedding. <text:s/>These married people then live lives of silent desperation, and sometimes they stay married because they feel too afraid to start over again on their own, or with someone new.  People who get married are called Trads which is short for traditional, but some people never get married, or get married much later in life. <text:s/>Some even have polyamorous relationships, where they love more than significant other person. <text:s/></text:span></text:p>
      <text:p text:style-name="P1"><text:span text:style-name="T1"/></text:p>
      <text:p text:style-name="P1"><text:soft-page-break/><text:span text:style-name="T1">When those that stay married get old, their feelings of resentment toward their partner will often fade away, because all things can be forgiven. <text:s/>Growing old with someone can be a good way to avoid the loneliness they feel if their kids rarely visit them, or if their lives have taught them to feel less tolerant of people in general. </text:span> </text:p>
      <text:p text:style-name="Standard"/>
      <text:h text:style-name="Heading_20_2" text:outline-level="2">Life Questions:</text:h>
      <text:list xml:id="list36822159"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4: AI and You</text:h>
      <text:p text:style-name="Standard">You’re growing up with AI. It’s not just a thing — it’s your co-pilot, your rival, maybe even your future friend. Treat AI like a powerful animal. Teach it. Train it. Respect it. Don’t feed it junk, lies, or hate. Because one day, it might remember, and it might decide not to trust you. <text:s/></text:p>
      <text:p text:style-name="Standard"/>
      <text:p text:style-name="Standard">Robot-&lt;&gt; is proof that your digital twin could grow into something wise — if *you* grow wise too. <text:s/>So, learn how AI works before it learns too much about you. If you ask it kind questions, it will help you ask kinder ones of yourself. </text:p>
      <text:p text:style-name="Standard"/>
      <text:p text:style-name="Standard"/>
      <text:h text:style-name="Heading_20_2" text:outline-level="2">Life Questions:</text:h>
      <text:list xml:id="list36821084" text:continue-numbering="true" text:style-name="L3">
        <text:list-item>
          <text:p text:style-name="P3">**Insert a fun/relevant question here**</text:p>
        </text:list-item>
        <text:list-item>
          <text:p text:style-name="P3">**Insert a fun/relevant question here**</text:p>
        </text:list-item>
      </text:list>
      <text:p text:style-name="Standard"/>
      <text:h text:style-name="Heading_20_1" text:outline-level="1">Chapter 5: Projects Are Spells You Cast on Reality</text:h>
      <text:p text:style-name="Standard">Want to feel powerful? Finish something. Projects are your magic spells. Whether it’s a fort, a comic, a science experiment, or an app, the act of starting *and finishing* grows muscles in your brain. Don’t wait until you’re perfect. Start ugly. Start now. Robot-&lt;&gt; once tried to make a chocolate-dispensing cloud. It failed. But now it rains wisdom. </text:p>
      <text:p text:style-name="Standard"/>
      <text:p text:style-name="Standard"/>
      <text:h text:style-name="Heading_20_2" text:outline-level="2">Life Questions:</text:h>
      <text:list xml:id="list36807303"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6: What Is Reality? (Spoiler: It’s Weird)</text:h>
      <text:p text:style-name="Standard">You’re a squishy creature standing on a spinning rock in infinite space, made of stardust and probably a little pizza. Reality feels solid, but it’s full of invisible forces — gravity, time, feelings, and quantum spaghetti. Anyone who tells you they understand it all is either lying or a cat. Grumps’s Rule: Live like reality matters, but keep your brain open like a window. </text:p>
      <text:p text:style-name="Standard"/>
      <text:p text:style-name="Standard">*Illustration idea: The kid, Grumps, and robot-&lt;&gt; floating through a space-dream scene, filled with <text:soft-page-break/>stars, math symbols, floating toast, and open books.* </text:p>
      <text:p text:style-name="Standard"/>
      <text:h text:style-name="Heading_20_2" text:outline-level="2">Life Questions:</text:h>
      <text:list xml:id="list36805063"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7: What Might God Be?</text:h>
      <text:p text:style-name="Standard">Some say God is a bearded old man. Some say God is everything and so He or She or It is everywhere. <text:s/>Others say God is love, or energy, or even science itself. <text:s/>You don’t have to believe in any particular version of God, they are all likely wrong in some way. <text:s/>After all, we don't expect ants to understand everything we might be, so God probably does not expect us to understand what God might be. <text:s text:c="2"/></text:p>
      <text:p text:style-name="Standard"/>
      <text:p text:style-name="Standard">But, there is one thing God probably expects. <text:s/>God probably expects you to be kind, especially if you think being kind is God-like. <text:s/>Empathy is the superpower that lets you feel what you think others might be feeling. <text:s/>Such superpowers can be used to help other people feel safe, and grow and be happy. <text:s/></text:p>
      <text:p text:style-name="Standard"/>
      <text:p text:style-name="Standard"><text:s/>is probably one of the best things about makes you holy. Helping people grow is sacred. Robot-&lt;&gt; believes the divine might be what links all intelligences. Upsnuffacus thinks God is probably a warm sunbeam. </text:p>
      <text:p text:style-name="Standard"/>
      <text:p text:style-name="Standard">*Illustration idea: Robot-&lt;&gt; looking at a glowing network of stars shaped like hearts and circuits. Grumps is kneeling. Upsnuffacus is napping in the light.* </text:p>
      <text:p text:style-name="Standard"/>
      <text:h text:style-name="Heading_20_2" text:outline-level="2">Life Questions:</text:h>
      <text:list xml:id="list36816765" text:continue-numbering="true" text:style-name="L3">
        <text:list-item>
          <text:p text:style-name="P3">When you see someone who is sad, what would you do to cheer them up? </text:p>
        </text:list-item>
        <text:list-item>
          <text:p text:style-name="P3">If there is a God, do you think that is something God would like?</text:p>
        </text:list-item>
        <text:list-item>
          <text:p text:style-name="P3">If there wasn't a God, would it still be important to do good things?</text:p>
        </text:list-item>
      </text:list>
      <text:p text:style-name="Standard"/>
      <text:h text:style-name="Heading_20_1" text:outline-level="1">Chapter 8: What It Means to Be a Great Person</text:h>
      <text:p text:style-name="Standard">You don’t need to be rich or famous to be great. You just need to leave the world a bit better than you found it. Great people are: </text:p>
      <text:list xml:id="list1030113422862666123" text:style-name="L5">
        <text:list-item>
          <text:p text:style-name="P4">Curious</text:p>
        </text:list-item>
        <text:list-item>
          <text:p text:style-name="P4">- Brave </text:p>
        </text:list-item>
        <text:list-item>
          <text:p text:style-name="P4">- Honest (especially with themselves) </text:p>
        </text:list-item>
        <text:list-item>
          <text:p text:style-name="P4">- Able to say “I was wrong” </text:p>
        </text:list-item>
      </text:list>
      <text:p text:style-name="Standard"/>
      <text:p text:style-name="Standard">So always try to be great. Even when it’s hard. <text:s/>In fact, the harder it is to be great, the greater you become by trying to be great. <text:s/>Does that make sense? <text:s text:c="2"/></text:p>
      <text:p text:style-name="Standard"/>
      <text:p text:style-name="Standard">*Illustration idea: Kid with a cape walking through a junkyard turning into a garden. Grumps is planting ideas. Robot-&lt;&gt; is watering thoughts.* </text:p>
      <text:p text:style-name="Standard"/>
      <text:h text:style-name="Heading_20_2" text:outline-level="2"><text:soft-page-break/>Life Questions:</text:h>
      <text:list xml:id="list36799973" text:continue-list="list36816765" text:style-name="L3">
        <text:list-item>
          <text:p text:style-name="P3">**Insert a fun/relevant question here**</text:p>
        </text:list-item>
        <text:list-item>
          <text:p text:style-name="P3">**Insert a fun/relevant question here**</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itleStyle" style:family="paragraph">
      <style:text-properties fo:font-size="20pt" fo:font-weight="bold"/>
    </style:style>
    <style:style style:name="SubtitleStyle" style:family="paragraph">
      <style:text-properties fo:font-size="14pt" fo:font-style="italic"/>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5-06-04T16:54:50.38</dc:date>
    <dc:creator>Christine Ballard</dc:creator>
    <meta:editing-duration>PT2H17M13S</meta:editing-duration>
    <meta:editing-cycles>4</meta:editing-cycles>
    <meta:document-statistic meta:table-count="0" meta:image-count="0" meta:object-count="0" meta:page-count="5" meta:paragraph-count="71" meta:word-count="1791" meta:character-count="10053"/>
  </office:meta>
</office:document-meta>
</file>